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60pt" officeooo:paragraph-rsid="001228ff" style:font-size-asian="60pt" style:font-size-complex="60pt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60pt" officeooo:paragraph-rsid="00127689" style:font-size-asian="60pt" style:font-size-complex="60pt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8a0d3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12f34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228ff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officeooo:rsid="00127689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language="ru" fo:country="RU" fo:font-style="normal" fo:text-shadow="none" style:text-underline-style="none" fo:font-weight="normal" officeooo:rsid="00127689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</text:span><text:span text:style-name="T1">О обрабатывающего центра с ЧПУ INTERMAC Master </text:span><text:span text:style-name="T3">23</text:span><text:span text:style-name="T1"> </text:span></text:p>
      <text:p text:style-name="P1"><text:span text:style-name="T1">инв.№55550</text:span><text:span text:style-name="T4">160</text:span><text:span text:style-name="T1"> для операторов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2">Т</text:span><text:span text:style-name="T1">О обрабатывающего центра с ЧПУ INTERMAC Master </text:span><text:span text:style-name="T3">23</text:span><text:span text:style-name="T1"> </text:span></text:p>
      <text:p text:style-name="P2"><text:span text:style-name="T1">инв.№55550</text:span><text:span text:style-name="T4">160</text:span><text:span text:style-name="T1"> для </text:span><text:span text:style-name="T6">механик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3:53:01.910000000</meta:creation-date>
    <dc:date>2022-12-01T14:10:09.889000000</dc:date>
    <meta:editing-duration>PT1H53M17S</meta:editing-duration>
    <meta:editing-cycles>10</meta:editing-cycles>
    <meta:generator>LibreOffice/7.3.6.2$Windows_X86_64 LibreOffice_project/c28ca90fd6e1a19e189fc16c05f8f8924961e12e</meta:generator>
    <meta:print-date>2022-11-29T14:29:01.675000000</meta:print-date>
    <meta:document-statistic meta:table-count="0" meta:image-count="0" meta:object-count="0" meta:page-count="2" meta:paragraph-count="4" meta:word-count="22" meta:character-count="157" meta:non-whitespace-character-count="137"/>
  </office:meta>
</office:document-meta>
</file>